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, 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66.25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5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28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27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">
      <style:table-cell-properties fo:border="none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8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f<text:span text:style-name="T1">sample </text:span>[Hz]</text:p>
          </table:table-cell>
          <table:table-cell table:style-name="ce5" office:value-type="float" office:value="123000" calcext:value-type="float">
            <text:p>1230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hase cnt bi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tandard PL tone [Hz]</text:p>
          </table:table-cell>
          <table:table-cell table:style-name="ce2" office:value-type="string" calcext:value-type="string">
            <text:p>Required M value</text:p>
          </table:table-cell>
          <table:table-cell table:style-name="ce2" office:value-type="string" calcext:value-type="string">
            <text:p>Rounded M value</text:p>
          </table:table-cell>
          <table:table-cell table:style-name="ce2" office:value-type="string" calcext:value-type="string">
            <text:p>Generated PL tone [Hz]</text:p>
          </table:table-cell>
          <table:table-cell table:style-name="ce2" office:value-type="string" calcext:value-type="string">
            <text:p>Error [%]</text:p>
          </table:table-cell>
          <table:table-cell table:style-name="ce2" office:value-type="string" calcext:value-type="string">
            <text:p>Deviation [Hz] abs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6"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7" table:formula="of:=((2^[.$C$4])/([.$C$3]))*[.B8]" office:value-type="float" office:value="2339535.03115447" calcext:value-type="float">
            <text:p>2339535.031</text:p>
          </table:table-cell>
          <table:table-cell table:style-name="ce6" table:formula="of:=ROUND([.C8])" office:value-type="float" office:value="2339535" calcext:value-type="float">
            <text:p>2339535</text:p>
          </table:table-cell>
          <table:table-cell table:style-name="ce7" table:formula="of:=([.$C$3]/(2^[.$C$4]))*[.D8]" office:value-type="float" office:value="66.999999107793" calcext:value-type="float">
            <text:p>67.000</text:p>
          </table:table-cell>
          <table:table-cell table:style-name="ce9" table:formula="of:=(([.E8]-[.B8])/[.B8])*100" office:value-type="float" office:value="-0.00000133165227833079" calcext:value-type="float">
            <text:p>0.0000</text:p>
          </table:table-cell>
          <table:table-cell table:style-name="ce9" table:formula="of:=ABS([.B8]-[.E8])" office:value-type="float" office:value="0.000000892207026481628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69.3" calcext:value-type="float">
            <text:p>69.3</text:p>
          </table:table-cell>
          <table:table-cell table:style-name="ce7" table:formula="of:=((2^[.$C$4])/([.$C$3]))*[.B9]" office:value-type="float" office:value="2419847.42774634" calcext:value-type="float">
            <text:p>2419847.428</text:p>
          </table:table-cell>
          <table:table-cell table:style-name="ce6" table:formula="of:=ROUND([.C9])" office:value-type="float" office:value="2419847" calcext:value-type="float">
            <text:p>2419847</text:p>
          </table:table-cell>
          <table:table-cell table:style-name="ce7" table:formula="of:=([.$C$3]/(2^[.$C$4]))*[.D9]" office:value-type="float" office:value="69.2999877501279" calcext:value-type="float">
            <text:p>69.300</text:p>
          </table:table-cell>
          <table:table-cell table:style-name="ce9" table:formula="of:=(([.E9]-[.B9])/[.B9])*100" office:value-type="float" office:value="-0.0000176765830960897" calcext:value-type="float">
            <text:p>0.0000</text:p>
          </table:table-cell>
          <table:table-cell table:style-name="ce9" table:formula="of:=ABS([.B9]-[.E9])" office:value-type="float" office:value="0.000012249872085590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71.9" calcext:value-type="float">
            <text:p>71.9</text:p>
          </table:table-cell>
          <table:table-cell table:style-name="ce7" table:formula="of:=((2^[.$C$4])/([.$C$3]))*[.B10]" office:value-type="float" office:value="2510635.35432846" calcext:value-type="float">
            <text:p>2510635.354</text:p>
          </table:table-cell>
          <table:table-cell table:style-name="ce6" table:formula="of:=ROUND([.C10])" office:value-type="float" office:value="2510635" calcext:value-type="float">
            <text:p>2510635</text:p>
          </table:table-cell>
          <table:table-cell table:style-name="ce7" table:formula="of:=([.$C$3]/(2^[.$C$4]))*[.D10]" office:value-type="float" office:value="71.8999898526818" calcext:value-type="float">
            <text:p>71.900</text:p>
          </table:table-cell>
          <table:table-cell table:style-name="ce9" table:formula="of:=(([.E10]-[.B10])/[.B10])*100" office:value-type="float" office:value="-0.0000141130990955003" calcext:value-type="float">
            <text:p>0.0000</text:p>
          </table:table-cell>
          <table:table-cell table:style-name="ce9" table:formula="of:=ABS([.B10]-[.E10])" office:value-type="float" office:value="0.0000101473182496648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74.4" calcext:value-type="float">
            <text:p>74.4</text:p>
          </table:table-cell>
          <table:table-cell table:style-name="ce7" table:formula="of:=((2^[.$C$4])/([.$C$3]))*[.B11]" office:value-type="float" office:value="2597931.43758049" calcext:value-type="float">
            <text:p>2597931.438</text:p>
          </table:table-cell>
          <table:table-cell table:style-name="ce6" table:formula="of:=ROUND([.C11])" office:value-type="float" office:value="2597931" calcext:value-type="float">
            <text:p>2597931</text:p>
          </table:table-cell>
          <table:table-cell table:style-name="ce7" table:formula="of:=([.$C$3]/(2^[.$C$4]))*[.D11]" office:value-type="float" office:value="74.399987468496" calcext:value-type="float">
            <text:p>74.400</text:p>
          </table:table-cell>
          <table:table-cell table:style-name="ce9" table:formula="of:=(([.E11]-[.B11])/[.B11])*100" office:value-type="float" office:value="-0.0000168434194095166" calcext:value-type="float">
            <text:p>0.0000</text:p>
          </table:table-cell>
          <table:table-cell table:style-name="ce9" table:formula="of:=ABS([.B11]-[.E11])" office:value-type="float" office:value="0.0000125315040406804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7" table:formula="of:=((2^[.$C$4])/([.$C$3]))*[.B12]" office:value-type="float" office:value="2688719.3641626" calcext:value-type="float">
            <text:p>2688719.364</text:p>
          </table:table-cell>
          <table:table-cell table:style-name="ce6" table:formula="of:=ROUND([.C12])" office:value-type="float" office:value="2688719" calcext:value-type="float">
            <text:p>2688719</text:p>
          </table:table-cell>
          <table:table-cell table:style-name="ce7" table:formula="of:=([.$C$3]/(2^[.$C$4]))*[.D12]" office:value-type="float" office:value="76.9999895710498" calcext:value-type="float">
            <text:p>77.000</text:p>
          </table:table-cell>
          <table:table-cell table:style-name="ce9" table:formula="of:=(([.E12]-[.B12])/[.B12])*100" office:value-type="float" office:value="-0.0000135440911565508" calcext:value-type="float">
            <text:p>0.0000</text:p>
          </table:table-cell>
          <table:table-cell table:style-name="ce9" table:formula="of:=ABS([.B12]-[.E12])" office:value-type="float" office:value="0.000010428950190544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79.7" calcext:value-type="float">
            <text:p>79.7</text:p>
          </table:table-cell>
          <table:table-cell table:style-name="ce7" table:formula="of:=((2^[.$C$4])/([.$C$3]))*[.B13]" office:value-type="float" office:value="2782999.1340748" calcext:value-type="float">
            <text:p>2782999.134</text:p>
          </table:table-cell>
          <table:table-cell table:style-name="ce6" table:formula="of:=ROUND([.C13])" office:value-type="float" office:value="2782999" calcext:value-type="float">
            <text:p>2782999</text:p>
          </table:table-cell>
          <table:table-cell table:style-name="ce7" table:formula="of:=([.$C$3]/(2^[.$C$4]))*[.D13]" office:value-type="float" office:value="79.6999961603433" calcext:value-type="float">
            <text:p>79.700</text:p>
          </table:table-cell>
          <table:table-cell table:style-name="ce9" table:formula="of:=(([.E13]-[.B13])/[.B13])*100" office:value-type="float" office:value="-0.0000048176370306987" calcext:value-type="float">
            <text:p>0.0000</text:p>
          </table:table-cell>
          <table:table-cell table:style-name="ce9" table:formula="of:=ABS([.B13]-[.E13])" office:value-type="float" office:value="0.0000038396567134668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82.5" calcext:value-type="float">
            <text:p>82.5</text:p>
          </table:table-cell>
          <table:table-cell table:style-name="ce7" table:formula="of:=((2^[.$C$4])/([.$C$3]))*[.B14]" office:value-type="float" office:value="2880770.74731707" calcext:value-type="float">
            <text:p>2880770.747</text:p>
          </table:table-cell>
          <table:table-cell table:style-name="ce6" table:formula="of:=ROUND([.C14])" office:value-type="float" office:value="2880771" calcext:value-type="float">
            <text:p>2880771</text:p>
          </table:table-cell>
          <table:table-cell table:style-name="ce7" table:formula="of:=([.$C$3]/(2^[.$C$4]))*[.D14]" office:value-type="float" office:value="82.5000072363764" calcext:value-type="float">
            <text:p>82.500</text:p>
          </table:table-cell>
          <table:table-cell table:style-name="ce9" table:formula="of:=(([.E14]-[.B14])/[.B14])*100" office:value-type="float" office:value="0.00000877136533910578" calcext:value-type="float">
            <text:p>0.0000</text:p>
          </table:table-cell>
          <table:table-cell table:style-name="ce9" table:formula="of:=ABS([.B14]-[.E14])" office:value-type="float" office:value="0.0000072363764047622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85.4" calcext:value-type="float">
            <text:p>85.4</text:p>
          </table:table-cell>
          <table:table-cell table:style-name="ce7" table:formula="of:=((2^[.$C$4])/([.$C$3]))*[.B15]" office:value-type="float" office:value="2982034.20388943" calcext:value-type="float">
            <text:p>2982034.204</text:p>
          </table:table-cell>
          <table:table-cell table:style-name="ce6" table:formula="of:=ROUND([.C15])" office:value-type="float" office:value="2982034" calcext:value-type="float">
            <text:p>2982034</text:p>
          </table:table-cell>
          <table:table-cell table:style-name="ce7" table:formula="of:=([.$C$3]/(2^[.$C$4]))*[.D15]" office:value-type="float" office:value="85.39999416098" calcext:value-type="float">
            <text:p>85.400</text:p>
          </table:table-cell>
          <table:table-cell table:style-name="ce9" table:formula="of:=(([.E15]-[.B15])/[.B15])*100" office:value-type="float" office:value="-0.00000683725997598776" calcext:value-type="float">
            <text:p>0.0000</text:p>
          </table:table-cell>
          <table:table-cell table:style-name="ce9" table:formula="of:=ABS([.B15]-[.E15])" office:value-type="float" office:value="0.00000583902001949355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88.5" calcext:value-type="float">
            <text:p>88.5</text:p>
          </table:table-cell>
          <table:table-cell table:style-name="ce7" table:formula="of:=((2^[.$C$4])/([.$C$3]))*[.B16]" office:value-type="float" office:value="3090281.34712195" calcext:value-type="float">
            <text:p>3090281.347</text:p>
          </table:table-cell>
          <table:table-cell table:style-name="ce6" table:formula="of:=ROUND([.C16])" office:value-type="float" office:value="3090281" calcext:value-type="float">
            <text:p>3090281</text:p>
          </table:table-cell>
          <table:table-cell table:style-name="ce7" table:formula="of:=([.$C$3]/(2^[.$C$4]))*[.D16]" office:value-type="float" office:value="88.4999900590628" calcext:value-type="float">
            <text:p>88.500</text:p>
          </table:table-cell>
          <table:table-cell table:style-name="ce9" table:formula="of:=(([.E16]-[.B16])/[.B16])*100" office:value-type="float" office:value="-0.0000112326973575657" calcext:value-type="float">
            <text:p>0.0000</text:p>
          </table:table-cell>
          <table:table-cell table:style-name="ce9" table:formula="of:=ABS([.B16]-[.E16])" office:value-type="float" office:value="0.00000994093716144562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91.5" calcext:value-type="float">
            <text:p>91.5</text:p>
          </table:table-cell>
          <table:table-cell table:style-name="ce7" table:formula="of:=((2^[.$C$4])/([.$C$3]))*[.B17]" office:value-type="float" office:value="3195036.64702439" calcext:value-type="float">
            <text:p>3195036.647</text:p>
          </table:table-cell>
          <table:table-cell table:style-name="ce6" table:formula="of:=ROUND([.C17])" office:value-type="float" office:value="3195037" calcext:value-type="float">
            <text:p>3195037</text:p>
          </table:table-cell>
          <table:table-cell table:style-name="ce7" table:formula="of:=([.$C$3]/(2^[.$C$4]))*[.D17]" office:value-type="float" office:value="91.5000101085752" calcext:value-type="float">
            <text:p>91.500</text:p>
          </table:table-cell>
          <table:table-cell table:style-name="ce9" table:formula="of:=(([.E17]-[.B17])/[.B17])*100" office:value-type="float" office:value="0.0000110476231965862" calcext:value-type="float">
            <text:p>0.0000</text:p>
          </table:table-cell>
          <table:table-cell table:style-name="ce9" table:formula="of:=ABS([.B17]-[.E17])" office:value-type="float" office:value="0.0000101085752248764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94.8" calcext:value-type="float">
            <text:p>94.8</text:p>
          </table:table-cell>
          <table:table-cell table:style-name="ce7" table:formula="of:=((2^[.$C$4])/([.$C$3]))*[.B18]" office:value-type="float" office:value="3310267.47691707" calcext:value-type="float">
            <text:p>3310267.477</text:p>
          </table:table-cell>
          <table:table-cell table:style-name="ce6" table:formula="of:=ROUND([.C18])" office:value-type="float" office:value="3310267" calcext:value-type="float">
            <text:p>3310267</text:p>
          </table:table-cell>
          <table:table-cell table:style-name="ce7" table:formula="of:=([.$C$3]/(2^[.$C$4]))*[.D18]" office:value-type="float" office:value="94.7999863419682" calcext:value-type="float">
            <text:p>94.800</text:p>
          </table:table-cell>
          <table:table-cell table:style-name="ce9" table:formula="of:=(([.E18]-[.B18])/[.B18])*100" office:value-type="float" office:value="-0.0000144072065595029" calcext:value-type="float">
            <text:p>0.0000</text:p>
          </table:table-cell>
          <table:table-cell table:style-name="ce9" table:formula="of:=ABS([.B18]-[.E18])" office:value-type="float" office:value="0.000013658031818408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97.4" calcext:value-type="float">
            <text:p>97.4</text:p>
          </table:table-cell>
          <table:table-cell table:style-name="ce7" table:formula="of:=((2^[.$C$4])/([.$C$3]))*[.B19]" office:value-type="float" office:value="3401055.40349919" calcext:value-type="float">
            <text:p>3401055.403</text:p>
          </table:table-cell>
          <table:table-cell table:style-name="ce6" table:formula="of:=ROUND([.C19])" office:value-type="float" office:value="3401055" calcext:value-type="float">
            <text:p>3401055</text:p>
          </table:table-cell>
          <table:table-cell table:style-name="ce7" table:formula="of:=([.$C$3]/(2^[.$C$4]))*[.D19]" office:value-type="float" office:value="97.399988444522" calcext:value-type="float">
            <text:p>97.400</text:p>
          </table:table-cell>
          <table:table-cell table:style-name="ce9" table:formula="of:=(([.E19]-[.B19])/[.B19])*100" office:value-type="float" office:value="-0.0000118639404337611" calcext:value-type="float">
            <text:p>0.0000</text:p>
          </table:table-cell>
          <table:table-cell table:style-name="ce9" table:formula="of:=ABS([.B19]-[.E19])" office:value-type="float" office:value="0.0000115554779824834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7" table:formula="of:=((2^[.$C$4])/([.$C$3]))*[.B20]" office:value-type="float" office:value="3491843.3300813" calcext:value-type="float">
            <text:p>3491843.330</text:p>
          </table:table-cell>
          <table:table-cell table:style-name="ce6" table:formula="of:=ROUND([.C20])" office:value-type="float" office:value="3491843" calcext:value-type="float">
            <text:p>3491843</text:p>
          </table:table-cell>
          <table:table-cell table:style-name="ce7" table:formula="of:=([.$C$3]/(2^[.$C$4]))*[.D20]" office:value-type="float" office:value="99.9999905470759" calcext:value-type="float">
            <text:p>100.000</text:p>
          </table:table-cell>
          <table:table-cell table:style-name="ce9" table:formula="of:=(([.E20]-[.B20])/[.B20])*100" office:value-type="float" office:value="-0.00000945292413234711" calcext:value-type="float">
            <text:p>0.0000</text:p>
          </table:table-cell>
          <table:table-cell table:style-name="ce9" table:formula="of:=ABS([.B20]-[.E20])" office:value-type="float" office:value="0.0000094529241323471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03.5" calcext:value-type="float">
            <text:p>103.5</text:p>
          </table:table-cell>
          <table:table-cell table:style-name="ce7" table:formula="of:=((2^[.$C$4])/([.$C$3]))*[.B21]" office:value-type="float" office:value="3614057.84663415" calcext:value-type="float">
            <text:p>3614057.847</text:p>
          </table:table-cell>
          <table:table-cell table:style-name="ce6" table:formula="of:=ROUND([.C21])" office:value-type="float" office:value="3614058" calcext:value-type="float">
            <text:p>3614058</text:p>
          </table:table-cell>
          <table:table-cell table:style-name="ce7" table:formula="of:=([.$C$3]/(2^[.$C$4]))*[.D21]" office:value-type="float" office:value="103.500004392117" calcext:value-type="float">
            <text:p>103.500</text:p>
          </table:table-cell>
          <table:table-cell table:style-name="ce9" table:formula="of:=(([.E21]-[.B21])/[.B21])*100" office:value-type="float" office:value="0.00000424359155737835" calcext:value-type="float">
            <text:p>0.0000</text:p>
          </table:table-cell>
          <table:table-cell table:style-name="ce9" table:formula="of:=ABS([.B21]-[.E21])" office:value-type="float" office:value="0.0000043921172618866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07.2" calcext:value-type="float">
            <text:p>107.2</text:p>
          </table:table-cell>
          <table:table-cell table:style-name="ce7" table:formula="of:=((2^[.$C$4])/([.$C$3]))*[.B22]" office:value-type="float" office:value="3743256.04984715" calcext:value-type="float">
            <text:p>3743256.050</text:p>
          </table:table-cell>
          <table:table-cell table:style-name="ce6" table:formula="of:=ROUND([.C22])" office:value-type="float" office:value="3743256" calcext:value-type="float">
            <text:p>3743256</text:p>
          </table:table-cell>
          <table:table-cell table:style-name="ce7" table:formula="of:=([.$C$3]/(2^[.$C$4]))*[.D22]" office:value-type="float" office:value="107.199998572469" calcext:value-type="float">
            <text:p>107.200</text:p>
          </table:table-cell>
          <table:table-cell table:style-name="ce9" table:formula="of:=(([.E22]-[.B22])/[.B22])*100" office:value-type="float" office:value="-0.00000133165228098207" calcext:value-type="float">
            <text:p>0.0000</text:p>
          </table:table-cell>
          <table:table-cell table:style-name="ce9" table:formula="of:=ABS([.B22]-[.E22])" office:value-type="float" office:value="0.00000142753124521278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10.9" calcext:value-type="float">
            <text:p>110.9</text:p>
          </table:table-cell>
          <table:table-cell table:style-name="ce7" table:formula="of:=((2^[.$C$4])/([.$C$3]))*[.B23]" office:value-type="float" office:value="3872454.25306016" calcext:value-type="float">
            <text:p>3872454.253</text:p>
          </table:table-cell>
          <table:table-cell table:style-name="ce6" table:formula="of:=ROUND([.C23])" office:value-type="float" office:value="3872454" calcext:value-type="float">
            <text:p>3872454</text:p>
          </table:table-cell>
          <table:table-cell table:style-name="ce7" table:formula="of:=([.$C$3]/(2^[.$C$4]))*[.D23]" office:value-type="float" office:value="110.89999275282" calcext:value-type="float">
            <text:p>110.900</text:p>
          </table:table-cell>
          <table:table-cell table:style-name="ce9" table:formula="of:=(([.E23]-[.B23])/[.B23])*100" office:value-type="float" office:value="-0.00000653487804536713" calcext:value-type="float">
            <text:p>0.0000</text:p>
          </table:table-cell>
          <table:table-cell table:style-name="ce9" table:formula="of:=ABS([.B23]-[.E23])" office:value-type="float" office:value="0.00000724717975231215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14.8" calcext:value-type="float">
            <text:p>114.8</text:p>
          </table:table-cell>
          <table:table-cell table:style-name="ce7" table:formula="of:=((2^[.$C$4])/([.$C$3]))*[.B24]" office:value-type="float" office:value="4008636.14293333" calcext:value-type="float">
            <text:p>4008636.143</text:p>
          </table:table-cell>
          <table:table-cell table:style-name="ce6" table:formula="of:=ROUND([.C24])" office:value-type="float" office:value="4008636" calcext:value-type="float">
            <text:p>4008636</text:p>
          </table:table-cell>
          <table:table-cell table:style-name="ce7" table:formula="of:=([.$C$3]/(2^[.$C$4]))*[.D24]" office:value-type="float" office:value="114.799995906651" calcext:value-type="float">
            <text:p>114.800</text:p>
          </table:table-cell>
          <table:table-cell table:style-name="ce9" table:formula="of:=(([.E24]-[.B24])/[.B24])*100" office:value-type="float" office:value="-0.00000356563499748065" calcext:value-type="float">
            <text:p>0.0000</text:p>
          </table:table-cell>
          <table:table-cell table:style-name="ce9" table:formula="of:=ABS([.B24]-[.E24])" office:value-type="float" office:value="0.00000409334897710778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18.8" calcext:value-type="float">
            <text:p>118.8</text:p>
          </table:table-cell>
          <table:table-cell table:style-name="ce7" table:formula="of:=((2^[.$C$4])/([.$C$3]))*[.B25]" office:value-type="float" office:value="4148309.87613659" calcext:value-type="float">
            <text:p>4148309.876</text:p>
          </table:table-cell>
          <table:table-cell table:style-name="ce6" table:formula="of:=ROUND([.C25])" office:value-type="float" office:value="4148310" calcext:value-type="float">
            <text:p>4148310</text:p>
          </table:table-cell>
          <table:table-cell table:style-name="ce7" table:formula="of:=([.$C$3]/(2^[.$C$4]))*[.D25]" office:value-type="float" office:value="118.800003547221" calcext:value-type="float">
            <text:p>118.800</text:p>
          </table:table-cell>
          <table:table-cell table:style-name="ce9" table:formula="of:=(([.E25]-[.B25])/[.B25])*100" office:value-type="float" office:value="0.00000298587662040202" calcext:value-type="float">
            <text:p>0.0000</text:p>
          </table:table-cell>
          <table:table-cell table:style-name="ce9" table:formula="of:=ABS([.B25]-[.E25])" office:value-type="float" office:value="0.0000035472214250376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23" calcext:value-type="float">
            <text:p>123</text:p>
          </table:table-cell>
          <table:table-cell table:style-name="ce7" table:formula="of:=((2^[.$C$4])/([.$C$3]))*[.B26]" office:value-type="float" office:value="4294967.296" calcext:value-type="float">
            <text:p>4294967.296</text:p>
          </table:table-cell>
          <table:table-cell table:style-name="ce6" table:formula="of:=ROUND([.C26])" office:value-type="float" office:value="4294967" calcext:value-type="float">
            <text:p>4294967</text:p>
          </table:table-cell>
          <table:table-cell table:style-name="ce7" table:formula="of:=([.$C$3]/(2^[.$C$4]))*[.D26]" office:value-type="float" office:value="122.999991523102" calcext:value-type="float">
            <text:p>123.000</text:p>
          </table:table-cell>
          <table:table-cell table:style-name="ce9" table:formula="of:=(([.E26]-[.B26])/[.B26])*100" office:value-type="float" office:value="-0.00000689178705215454" calcext:value-type="float">
            <text:p>0.0000</text:p>
          </table:table-cell>
          <table:table-cell table:style-name="ce9" table:formula="of:=ABS([.B26]-[.E26])" office:value-type="float" office:value="0.00000847689807415009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27.3" calcext:value-type="float">
            <text:p>127.3</text:p>
          </table:table-cell>
          <table:table-cell table:style-name="ce7" table:formula="of:=((2^[.$C$4])/([.$C$3]))*[.B27]" office:value-type="float" office:value="4445116.5591935" calcext:value-type="float">
            <text:p>4445116.559</text:p>
          </table:table-cell>
          <table:table-cell table:style-name="ce6" table:formula="of:=ROUND([.C27])" office:value-type="float" office:value="4445117" calcext:value-type="float">
            <text:p>4445117</text:p>
          </table:table-cell>
          <table:table-cell table:style-name="ce7" table:formula="of:=([.$C$3]/(2^[.$C$4]))*[.D27]" office:value-type="float" office:value="127.300012623891" calcext:value-type="float">
            <text:p>127.300</text:p>
          </table:table-cell>
          <table:table-cell table:style-name="ce9" table:formula="of:=(([.E27]-[.B27])/[.B27])*100" office:value-type="float" office:value="0.00000991664669068347" calcext:value-type="float">
            <text:p>0.0000</text:p>
          </table:table-cell>
          <table:table-cell table:style-name="ce9" table:formula="of:=ABS([.B27]-[.E27])" office:value-type="float" office:value="0.000012623891237240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31.8" calcext:value-type="float">
            <text:p>131.8</text:p>
          </table:table-cell>
          <table:table-cell table:style-name="ce7" table:formula="of:=((2^[.$C$4])/([.$C$3]))*[.B28]" office:value-type="float" office:value="4602249.50904715" calcext:value-type="float">
            <text:p>4602249.509</text:p>
          </table:table-cell>
          <table:table-cell table:style-name="ce6" table:formula="of:=ROUND([.C28])" office:value-type="float" office:value="4602250" calcext:value-type="float">
            <text:p>4602250</text:p>
          </table:table-cell>
          <table:table-cell table:style-name="ce7" table:formula="of:=([.$C$3]/(2^[.$C$4]))*[.D28]" office:value-type="float" office:value="131.800014059991" calcext:value-type="float">
            <text:p>131.800</text:p>
          </table:table-cell>
          <table:table-cell table:style-name="ce9" table:formula="of:=(([.E28]-[.B28])/[.B28])*100" office:value-type="float" office:value="0.0000106676711935404" calcext:value-type="float">
            <text:p>0.0000</text:p>
          </table:table-cell>
          <table:table-cell table:style-name="ce9" table:formula="of:=ABS([.B28]-[.E28])" office:value-type="float" office:value="0.0000140599906330863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36.5" calcext:value-type="float">
            <text:p>136.5</text:p>
          </table:table-cell>
          <table:table-cell table:style-name="ce7" table:formula="of:=((2^[.$C$4])/([.$C$3]))*[.B29]" office:value-type="float" office:value="4766366.14556098" calcext:value-type="float">
            <text:p>4766366.146</text:p>
          </table:table-cell>
          <table:table-cell table:style-name="ce6" table:formula="of:=ROUND([.C29])" office:value-type="float" office:value="4766366" calcext:value-type="float">
            <text:p>4766366</text:p>
          </table:table-cell>
          <table:table-cell table:style-name="ce7" table:formula="of:=([.$C$3]/(2^[.$C$4]))*[.D29]" office:value-type="float" office:value="136.4999958314" calcext:value-type="float">
            <text:p>136.500</text:p>
          </table:table-cell>
          <table:table-cell table:style-name="ce9" table:formula="of:=(([.E29]-[.B29])/[.B29])*100" office:value-type="float" office:value="-0.00000305391929961823" calcext:value-type="float">
            <text:p>0.0000</text:p>
          </table:table-cell>
          <table:table-cell table:style-name="ce9" table:formula="of:=ABS([.B29]-[.E29])" office:value-type="float" office:value="0.00000416859984397888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41.3" calcext:value-type="float">
            <text:p>141.3</text:p>
          </table:table-cell>
          <table:table-cell table:style-name="ce7" table:formula="of:=((2^[.$C$4])/([.$C$3]))*[.B30]" office:value-type="float" office:value="4933974.62540488" calcext:value-type="float">
            <text:p>4933974.625</text:p>
          </table:table-cell>
          <table:table-cell table:style-name="ce6" table:formula="of:=ROUND([.C30])" office:value-type="float" office:value="4933975" calcext:value-type="float">
            <text:p>4933975</text:p>
          </table:table-cell>
          <table:table-cell table:style-name="ce7" table:formula="of:=([.$C$3]/(2^[.$C$4]))*[.D30]" office:value-type="float" office:value="141.300010727718" calcext:value-type="float">
            <text:p>141.300</text:p>
          </table:table-cell>
          <table:table-cell table:style-name="ce9" table:formula="of:=(([.E30]-[.B30])/[.B30])*100" office:value-type="float" office:value="0.00000759215743886206" calcext:value-type="float">
            <text:p>0.0000</text:p>
          </table:table-cell>
          <table:table-cell table:style-name="ce9" table:formula="of:=ABS([.B30]-[.E30])" office:value-type="float" office:value="0.000010727718461112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46.2" calcext:value-type="float">
            <text:p>146.2</text:p>
          </table:table-cell>
          <table:table-cell table:style-name="ce7" table:formula="of:=((2^[.$C$4])/([.$C$3]))*[.B31]" office:value-type="float" office:value="5105074.94857886" calcext:value-type="float">
            <text:p>5105074.949</text:p>
          </table:table-cell>
          <table:table-cell table:style-name="ce6" table:formula="of:=ROUND([.C31])" office:value-type="float" office:value="5105075" calcext:value-type="float">
            <text:p>5105075</text:p>
          </table:table-cell>
          <table:table-cell table:style-name="ce7" table:formula="of:=([.$C$3]/(2^[.$C$4]))*[.D31]" office:value-type="float" office:value="146.200001472607" calcext:value-type="float">
            <text:p>146.200</text:p>
          </table:table-cell>
          <table:table-cell table:style-name="ce9" table:formula="of:=(([.E31]-[.B31])/[.B31])*100" office:value-type="float" office:value="0.00000100725531214137" calcext:value-type="float">
            <text:p>0.0000</text:p>
          </table:table-cell>
          <table:table-cell table:style-name="ce9" table:formula="of:=ABS([.B31]-[.E31])" office:value-type="float" office:value="0.00000147260726635068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51.4" calcext:value-type="float">
            <text:p>151.4</text:p>
          </table:table-cell>
          <table:table-cell table:style-name="ce7" table:formula="of:=((2^[.$C$4])/([.$C$3]))*[.B32]" office:value-type="float" office:value="5286650.80174309" calcext:value-type="float">
            <text:p>5286650.802</text:p>
          </table:table-cell>
          <table:table-cell table:style-name="ce6" table:formula="of:=ROUND([.C32])" office:value-type="float" office:value="5286651" calcext:value-type="float">
            <text:p>5286651</text:p>
          </table:table-cell>
          <table:table-cell table:style-name="ce7" table:formula="of:=([.$C$3]/(2^[.$C$4]))*[.D32]" office:value-type="float" office:value="151.400005677715" calcext:value-type="float">
            <text:p>151.400</text:p>
          </table:table-cell>
          <table:table-cell table:style-name="ce9" table:formula="of:=(([.E32]-[.B32])/[.B32])*100" office:value-type="float" office:value="0.00000375014196710797" calcext:value-type="float">
            <text:p>0.0000</text:p>
          </table:table-cell>
          <table:table-cell table:style-name="ce9" table:formula="of:=ABS([.B32]-[.E32])" office:value-type="float" office:value="0.00000567771493820146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56.7" calcext:value-type="float">
            <text:p>156.7</text:p>
          </table:table-cell>
          <table:table-cell table:style-name="ce7" table:formula="of:=((2^[.$C$4])/([.$C$3]))*[.B33]" office:value-type="float" office:value="5471718.4982374" calcext:value-type="float">
            <text:p>5471718.498</text:p>
          </table:table-cell>
          <table:table-cell table:style-name="ce6" table:formula="of:=ROUND([.C33])" office:value-type="float" office:value="5471718" calcext:value-type="float">
            <text:p>5471718</text:p>
          </table:table-cell>
          <table:table-cell table:style-name="ce7" table:formula="of:=([.$C$3]/(2^[.$C$4]))*[.D33]" office:value-type="float" office:value="156.699985731393" calcext:value-type="float">
            <text:p>156.700</text:p>
          </table:table-cell>
          <table:table-cell table:style-name="ce9" table:formula="of:=(([.E33]-[.B33])/[.B33])*100" office:value-type="float" office:value="-0.00000910568403943851" calcext:value-type="float">
            <text:p>0.0000</text:p>
          </table:table-cell>
          <table:table-cell table:style-name="ce9" table:formula="of:=ABS([.B33]-[.E33])" office:value-type="float" office:value="0.000014268606889800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62.2" calcext:value-type="float">
            <text:p>162.2</text:p>
          </table:table-cell>
          <table:table-cell table:style-name="ce7" table:formula="of:=((2^[.$C$4])/([.$C$3]))*[.B34]" office:value-type="float" office:value="5663769.88139187" calcext:value-type="float">
            <text:p>5663769.881</text:p>
          </table:table-cell>
          <table:table-cell table:style-name="ce6" table:formula="of:=ROUND([.C34])" office:value-type="float" office:value="5663770" calcext:value-type="float">
            <text:p>5663770</text:p>
          </table:table-cell>
          <table:table-cell table:style-name="ce7" table:formula="of:=([.$C$3]/(2^[.$C$4]))*[.D34]" office:value-type="float" office:value="162.20000339672" calcext:value-type="float">
            <text:p>162.200</text:p>
          </table:table-cell>
          <table:table-cell table:style-name="ce9" table:formula="of:=(([.E34]-[.B34])/[.B34])*100" office:value-type="float" office:value="0.00000209415518218635" calcext:value-type="float">
            <text:p>0.0000</text:p>
          </table:table-cell>
          <table:table-cell table:style-name="ce9" table:formula="of:=ABS([.B34]-[.E34])" office:value-type="float" office:value="0.00000339671970550626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67.9" calcext:value-type="float">
            <text:p>167.9</text:p>
          </table:table-cell>
          <table:table-cell table:style-name="ce7" table:formula="of:=((2^[.$C$4])/([.$C$3]))*[.B35]" office:value-type="float" office:value="5862804.9512065" calcext:value-type="float">
            <text:p>5862804.951</text:p>
          </table:table-cell>
          <table:table-cell table:style-name="ce6" table:formula="of:=ROUND([.C35])" office:value-type="float" office:value="5862805" calcext:value-type="float">
            <text:p>5862805</text:p>
          </table:table-cell>
          <table:table-cell table:style-name="ce7" table:formula="of:=([.$C$3]/(2^[.$C$4]))*[.D35]" office:value-type="float" office:value="167.900001397356" calcext:value-type="float">
            <text:p>167.900</text:p>
          </table:table-cell>
          <table:table-cell table:style-name="ce9" table:formula="of:=(([.E35]-[.B35])/[.B35])*100" office:value-type="float" office:value="0.000000832255143102277" calcext:value-type="float">
            <text:p>0.0000</text:p>
          </table:table-cell>
          <table:table-cell table:style-name="ce9" table:formula="of:=ABS([.B35]-[.E35])" office:value-type="float" office:value="0.00000139735638526872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73.8" calcext:value-type="float">
            <text:p>173.8</text:p>
          </table:table-cell>
          <table:table-cell table:style-name="ce7" table:formula="of:=((2^[.$C$4])/([.$C$3]))*[.B36]" office:value-type="float" office:value="6068823.7076813" calcext:value-type="float">
            <text:p>6068823.708</text:p>
          </table:table-cell>
          <table:table-cell table:style-name="ce6" table:formula="of:=ROUND([.C36])" office:value-type="float" office:value="6068824" calcext:value-type="float">
            <text:p>6068824</text:p>
          </table:table-cell>
          <table:table-cell table:style-name="ce7" table:formula="of:=([.$C$3]/(2^[.$C$4]))*[.D36]" office:value-type="float" office:value="173.800008371472" calcext:value-type="float">
            <text:p>173.800</text:p>
          </table:table-cell>
          <table:table-cell table:style-name="ce9" table:formula="of:=(([.E36]-[.B36])/[.B36])*100" office:value-type="float" office:value="0.00000481672747257476" calcext:value-type="float">
            <text:p>0.0000</text:p>
          </table:table-cell>
          <table:table-cell table:style-name="ce9" table:formula="of:=ABS([.B36]-[.E36])" office:value-type="float" office:value="0.00000837147234733493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79.9" calcext:value-type="float">
            <text:p>179.9</text:p>
          </table:table-cell>
          <table:table-cell table:style-name="ce7" table:formula="of:=((2^[.$C$4])/([.$C$3]))*[.B37]" office:value-type="float" office:value="6281826.15081626" calcext:value-type="float">
            <text:p>6281826.151</text:p>
          </table:table-cell>
          <table:table-cell table:style-name="ce6" table:formula="of:=ROUND([.C37])" office:value-type="float" office:value="6281826" calcext:value-type="float">
            <text:p>6281826</text:p>
          </table:table-cell>
          <table:table-cell table:style-name="ce7" table:formula="of:=([.$C$3]/(2^[.$C$4]))*[.D37]" office:value-type="float" office:value="179.899995680898" calcext:value-type="float">
            <text:p>179.900</text:p>
          </table:table-cell>
          <table:table-cell table:style-name="ce9" table:formula="of:=(([.E37]-[.B37])/[.B37])*100" office:value-type="float" office:value="-0.00000240083467355258" calcext:value-type="float">
            <text:p>0.0000</text:p>
          </table:table-cell>
          <table:table-cell table:style-name="ce9" table:formula="of:=ABS([.B37]-[.E37])" office:value-type="float" office:value="0.00000431910157772109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86.2" calcext:value-type="float">
            <text:p>186.2</text:p>
          </table:table-cell>
          <table:table-cell table:style-name="ce7" table:formula="of:=((2^[.$C$4])/([.$C$3]))*[.B38]" office:value-type="float" office:value="6501812.28061138" calcext:value-type="float">
            <text:p>6501812.281</text:p>
          </table:table-cell>
          <table:table-cell table:style-name="ce6" table:formula="of:=ROUND([.C38])" office:value-type="float" office:value="6501812" calcext:value-type="float">
            <text:p>6501812</text:p>
          </table:table-cell>
          <table:table-cell table:style-name="ce7" table:formula="of:=([.$C$3]/(2^[.$C$4]))*[.D38]" office:value-type="float" office:value="186.199991963804" calcext:value-type="float">
            <text:p>186.200</text:p>
          </table:table-cell>
          <table:table-cell table:style-name="ce9" table:formula="of:=(([.E38]-[.B38])/[.B38])*100" office:value-type="float" office:value="-0.00000431589485524885" calcext:value-type="float">
            <text:p>0.0000</text:p>
          </table:table-cell>
          <table:table-cell table:style-name="ce9" table:formula="of:=ABS([.B38]-[.E38])" office:value-type="float" office:value="0.00000803619622047336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192.8" calcext:value-type="float">
            <text:p>192.8</text:p>
          </table:table-cell>
          <table:table-cell table:style-name="ce7" table:formula="of:=((2^[.$C$4])/([.$C$3]))*[.B39]" office:value-type="float" office:value="6732273.94039675" calcext:value-type="float">
            <text:p>6732273.940</text:p>
          </table:table-cell>
          <table:table-cell table:style-name="ce6" table:formula="of:=ROUND([.C39])" office:value-type="float" office:value="6732274" calcext:value-type="float">
            <text:p>6732274</text:p>
          </table:table-cell>
          <table:table-cell table:style-name="ce7" table:formula="of:=([.$C$3]/(2^[.$C$4]))*[.D39]" office:value-type="float" office:value="192.800001706928" calcext:value-type="float">
            <text:p>192.800</text:p>
          </table:table-cell>
          <table:table-cell table:style-name="ce9" table:formula="of:=(([.E39]-[.B39])/[.B39])*100" office:value-type="float" office:value="0.00000088533610134158" calcext:value-type="float">
            <text:p>0.0000</text:p>
          </table:table-cell>
          <table:table-cell table:style-name="ce9" table:formula="of:=ABS([.B39]-[.E39])" office:value-type="float" office:value="0.0000017069280033865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03.5" calcext:value-type="float">
            <text:p>203.5</text:p>
          </table:table-cell>
          <table:table-cell table:style-name="ce7" table:formula="of:=((2^[.$C$4])/([.$C$3]))*[.B40]" office:value-type="float" office:value="7105901.17671545" calcext:value-type="float">
            <text:p>7105901.177</text:p>
          </table:table-cell>
          <table:table-cell table:style-name="ce6" table:formula="of:=ROUND([.C40])" office:value-type="float" office:value="7105901" calcext:value-type="float">
            <text:p>7105901</text:p>
          </table:table-cell>
          <table:table-cell table:style-name="ce7" table:formula="of:=([.$C$3]/(2^[.$C$4]))*[.D40]" office:value-type="float" office:value="203.499994939193" calcext:value-type="float">
            <text:p>203.500</text:p>
          </table:table-cell>
          <table:table-cell table:style-name="ce9" table:formula="of:=(([.E40]-[.B40])/[.B40])*100" office:value-type="float" office:value="-0.00000248688298302728" calcext:value-type="float">
            <text:p>0.0000</text:p>
          </table:table-cell>
          <table:table-cell table:style-name="ce9" table:formula="of:=ABS([.B40]-[.E40])" office:value-type="float" office:value="0.0000050608068704605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06.5" calcext:value-type="float">
            <text:p>206.5</text:p>
          </table:table-cell>
          <table:table-cell table:style-name="ce7" table:formula="of:=((2^[.$C$4])/([.$C$3]))*[.B41]" office:value-type="float" office:value="7210656.47661789" calcext:value-type="float">
            <text:p>7210656.477</text:p>
          </table:table-cell>
          <table:table-cell table:style-name="ce6" table:formula="of:=ROUND([.C41])" office:value-type="float" office:value="7210656" calcext:value-type="float">
            <text:p>7210656</text:p>
          </table:table-cell>
          <table:table-cell table:style-name="ce7" table:formula="of:=([.$C$3]/(2^[.$C$4]))*[.D41]" office:value-type="float" office:value="206.499986350536" calcext:value-type="float">
            <text:p>206.500</text:p>
          </table:table-cell>
          <table:table-cell table:style-name="ce9" table:formula="of:=(([.E41]-[.B41])/[.B41])*100" office:value-type="float" office:value="-0.00000660990975959538" calcext:value-type="float">
            <text:p>0.0000</text:p>
          </table:table-cell>
          <table:table-cell table:style-name="ce9" table:formula="of:=ABS([.B41]-[.E41])" office:value-type="float" office:value="0.0000136494636535645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10.7" calcext:value-type="float">
            <text:p>210.7</text:p>
          </table:table-cell>
          <table:table-cell table:style-name="ce7" table:formula="of:=((2^[.$C$4])/([.$C$3]))*[.B42]" office:value-type="float" office:value="7357313.8964813" calcext:value-type="float">
            <text:p>7357313.896</text:p>
          </table:table-cell>
          <table:table-cell table:style-name="ce6" table:formula="of:=ROUND([.C42])" office:value-type="float" office:value="7357314" calcext:value-type="float">
            <text:p>7357314</text:p>
          </table:table-cell>
          <table:table-cell table:style-name="ce7" table:formula="of:=([.$C$3]/(2^[.$C$4]))*[.D42]" office:value-type="float" office:value="210.700002964586" calcext:value-type="float">
            <text:p>210.700</text:p>
          </table:table-cell>
          <table:table-cell table:style-name="ce9" table:formula="of:=(([.E42]-[.B42])/[.B42])*100" office:value-type="float" office:value="0.0000014070175751707" calcext:value-type="float">
            <text:p>0.0000</text:p>
          </table:table-cell>
          <table:table-cell table:style-name="ce9" table:formula="of:=ABS([.B42]-[.E42])" office:value-type="float" office:value="0.0000029645860308846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18.1" calcext:value-type="float">
            <text:p>218.1</text:p>
          </table:table-cell>
          <table:table-cell table:style-name="ce7" table:formula="of:=((2^[.$C$4])/([.$C$3]))*[.B43]" office:value-type="float" office:value="7615710.30290732" calcext:value-type="float">
            <text:p>7615710.303</text:p>
          </table:table-cell>
          <table:table-cell table:style-name="ce6" table:formula="of:=ROUND([.C43])" office:value-type="float" office:value="7615710" calcext:value-type="float">
            <text:p>7615710</text:p>
          </table:table-cell>
          <table:table-cell table:style-name="ce7" table:formula="of:=([.$C$3]/(2^[.$C$4]))*[.D43]" office:value-type="float" office:value="218.099991325289" calcext:value-type="float">
            <text:p>218.100</text:p>
          </table:table-cell>
          <table:table-cell table:style-name="ce9" table:formula="of:=(([.E43]-[.B43])/[.B43])*100" office:value-type="float" office:value="-0.00000397740072595785" calcext:value-type="float">
            <text:p>0.0000</text:p>
          </table:table-cell>
          <table:table-cell table:style-name="ce9" table:formula="of:=ABS([.B43]-[.E43])" office:value-type="float" office:value="0.0000086747109833140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25.7" calcext:value-type="float">
            <text:p>225.7</text:p>
          </table:table-cell>
          <table:table-cell table:style-name="ce7" table:formula="of:=((2^[.$C$4])/([.$C$3]))*[.B44]" office:value-type="float" office:value="7881090.39599349" calcext:value-type="float">
            <text:p>7881090.396</text:p>
          </table:table-cell>
          <table:table-cell table:style-name="ce6" table:formula="of:=ROUND([.C44])" office:value-type="float" office:value="7881090" calcext:value-type="float">
            <text:p>7881090</text:p>
          </table:table-cell>
          <table:table-cell table:style-name="ce7" table:formula="of:=([.$C$3]/(2^[.$C$4]))*[.D44]" office:value-type="float" office:value="225.699988659471" calcext:value-type="float">
            <text:p>225.700</text:p>
          </table:table-cell>
          <table:table-cell table:style-name="ce9" table:formula="of:=(([.E44]-[.B44])/[.B44])*100" office:value-type="float" office:value="-0.00000502460288666773" calcext:value-type="float">
            <text:p>0.0000</text:p>
          </table:table-cell>
          <table:table-cell table:style-name="ce9" table:formula="of:=ABS([.B44]-[.E44])" office:value-type="float" office:value="0.0000113405287152091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29.1" calcext:value-type="float">
            <text:p>229.1</text:p>
          </table:table-cell>
          <table:table-cell table:style-name="ce7" table:formula="of:=((2^[.$C$4])/([.$C$3]))*[.B45]" office:value-type="float" office:value="7999813.06921626" calcext:value-type="float">
            <text:p>7999813.069</text:p>
          </table:table-cell>
          <table:table-cell table:style-name="ce6" table:formula="of:=ROUND([.C45])" office:value-type="float" office:value="7999813" calcext:value-type="float">
            <text:p>7999813</text:p>
          </table:table-cell>
          <table:table-cell table:style-name="ce7" table:formula="of:=([.$C$3]/(2^[.$C$4]))*[.D45]" office:value-type="float" office:value="229.099998017773" calcext:value-type="float">
            <text:p>229.100</text:p>
          </table:table-cell>
          <table:table-cell table:style-name="ce9" table:formula="of:=(([.E45]-[.B45])/[.B45])*100" office:value-type="float" office:value="-0.000000865223466664008" calcext:value-type="float">
            <text:p>0.0000</text:p>
          </table:table-cell>
          <table:table-cell table:style-name="ce9" table:formula="of:=ABS([.B45]-[.E45])" office:value-type="float" office:value="0.00000198222696212724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33.6" calcext:value-type="float">
            <text:p>233.6</text:p>
          </table:table-cell>
          <table:table-cell table:style-name="ce7" table:formula="of:=((2^[.$C$4])/([.$C$3]))*[.B46]" office:value-type="float" office:value="8156946.01906992" calcext:value-type="float">
            <text:p>8156946.019</text:p>
          </table:table-cell>
          <table:table-cell table:style-name="ce6" table:formula="of:=ROUND([.C46])" office:value-type="float" office:value="8156946" calcext:value-type="float">
            <text:p>8156946</text:p>
          </table:table-cell>
          <table:table-cell table:style-name="ce7" table:formula="of:=([.$C$3]/(2^[.$C$4]))*[.D46]" office:value-type="float" office:value="233.599999453872" calcext:value-type="float">
            <text:p>233.600</text:p>
          </table:table-cell>
          <table:table-cell table:style-name="ce9" table:formula="of:=(([.E46]-[.B46])/[.B46])*100" office:value-type="float" office:value="-0.000000233787479482095" calcext:value-type="float">
            <text:p>0.0000</text:p>
          </table:table-cell>
          <table:table-cell table:style-name="ce9" table:formula="of:=ABS([.B46]-[.E46])" office:value-type="float" office:value="0.000000546127552070175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41.8" calcext:value-type="float">
            <text:p>241.8</text:p>
          </table:table-cell>
          <table:table-cell table:style-name="ce7" table:formula="of:=((2^[.$C$4])/([.$C$3]))*[.B47]" office:value-type="float" office:value="8443277.17213658" calcext:value-type="float">
            <text:p>8443277.172</text:p>
          </table:table-cell>
          <table:table-cell table:style-name="ce6" table:formula="of:=ROUND([.C47])" office:value-type="float" office:value="8443277" calcext:value-type="float">
            <text:p>8443277</text:p>
          </table:table-cell>
          <table:table-cell table:style-name="ce7" table:formula="of:=([.$C$3]/(2^[.$C$4]))*[.D47]" office:value-type="float" office:value="241.799995070323" calcext:value-type="float">
            <text:p>241.800</text:p>
          </table:table-cell>
          <table:table-cell table:style-name="ce9" table:formula="of:=(([.E47]-[.B47])/[.B47])*100" office:value-type="float" office:value="-0.00000203874138268128" calcext:value-type="float">
            <text:p>0.0000</text:p>
          </table:table-cell>
          <table:table-cell table:style-name="ce9" table:formula="of:=ABS([.B47]-[.E47])" office:value-type="float" office:value="0.00000492967666332333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50.3" calcext:value-type="float">
            <text:p>250.3</text:p>
          </table:table-cell>
          <table:table-cell table:style-name="ce7" table:formula="of:=((2^[.$C$4])/([.$C$3]))*[.B48]" office:value-type="float" office:value="8740083.8551935" calcext:value-type="float">
            <text:p>8740083.855</text:p>
          </table:table-cell>
          <table:table-cell table:style-name="ce6" table:formula="of:=ROUND([.C48])" office:value-type="float" office:value="8740084" calcext:value-type="float">
            <text:p>8740084</text:p>
          </table:table-cell>
          <table:table-cell table:style-name="ce7" table:formula="of:=([.$C$3]/(2^[.$C$4]))*[.D48]" office:value-type="float" office:value="250.300004146993" calcext:value-type="float">
            <text:p>250.300</text:p>
          </table:table-cell>
          <table:table-cell table:style-name="ce9" table:formula="of:=(([.E48]-[.B48])/[.B48])*100" office:value-type="float" office:value="0.00000165680908864527" calcext:value-type="float">
            <text:p>0.0000</text:p>
          </table:table-cell>
          <table:table-cell table:style-name="ce9" table:formula="of:=ABS([.B48]-[.E48])" office:value-type="float" office:value="0.00000414699314887912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 office:value-type="float" office:value="254.1" calcext:value-type="float">
            <text:p>254.1</text:p>
          </table:table-cell>
          <table:table-cell table:style-name="ce7" table:formula="of:=((2^[.$C$4])/([.$C$3]))*[.B49]" office:value-type="float" office:value="8872773.90173658" calcext:value-type="float">
            <text:p>8872773.902</text:p>
          </table:table-cell>
          <table:table-cell table:style-name="ce6" table:formula="of:=ROUND([.C49])" office:value-type="float" office:value="8872774" calcext:value-type="float">
            <text:p>8872774</text:p>
          </table:table-cell>
          <table:table-cell table:style-name="ce7" table:formula="of:=([.$C$3]/(2^[.$C$4]))*[.D49]" office:value-type="float" office:value="254.100002814084" calcext:value-type="float">
            <text:p>254.100</text:p>
          </table:table-cell>
          <table:table-cell table:style-name="ce9" table:formula="of:=(([.E49]-[.B49])/[.B49])*100" office:value-type="float" office:value="0.00000110747119131935" calcext:value-type="float">
            <text:p>0.0000</text:p>
          </table:table-cell>
          <table:table-cell table:style-name="ce9" table:formula="of:=ABS([.B49]-[.E49])" office:value-type="float" office:value="0.00000281408429714247" calcext:value-type="float">
            <text:p>0.0000</text:p>
          </table:table-cell>
          <table:table-cell table:style-name="ce12"/>
          <table:table-cell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Max</text:p>
          </table:table-cell>
          <table:table-cell table:style-name="ce9" table:formula="of:=MAX([.F8:.F49])" office:value-type="float" office:value="0.0000110476231965862" calcext:value-type="float">
            <text:p>0.0000</text:p>
          </table:table-cell>
          <table:table-cell table:style-name="ce9" table:formula="of:=MAX([.G8:.G49])" office:value-type="float" office:value="0.0000142686068898001" calcext:value-type="float">
            <text:p>0.0000</text:p>
          </table:table-cell>
          <table:table-cell table:number-columns-repeated="2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, 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0:37:33.575064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5:33:10.650367710</meta:creation-date>
    <dc:date>2016-11-27T20:42:30.037941821</dc:date>
    <meta:editing-duration>PT1H55M55S</meta:editing-duration>
    <meta:editing-cycles>21</meta:editing-cycles>
    <meta:generator>LibreOffice/5.1.6.2.0$Linux_X86_64 LibreOffice_project/10m0$Build-2</meta:generator>
    <meta:document-statistic meta:table-count="1" meta:cell-count="265" meta:object-count="0"/>
  </office:meta>
</office:document-meta>
</file>